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41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14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6.12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81d41a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ff0000"/>
    </style:style>
    <style:style style:name="ce1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background-color="#80808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808080"/>
    </style:style>
  </office:automatic-styles>
  <office:body>
    <office:spreadsheet>
      <table:calculation-settings table:automatic-find-labels="false" table:use-regular-expressions="false" table:use-wildcards="true"/>
      <table:table table:name="Posting6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2" table:default-cell-style-name="ce10"/>
        <table:table-column table:style-name="co4" table:default-cell-style-name="ce7"/>
        <table:table-column table:style-name="co5" table:default-cell-style-name="ce13"/>
        <table:table-column table:style-name="co6" table:default-cell-style-name="ce7"/>
        <table:table-column table:style-name="co2" table:default-cell-style-name="Default"/>
        <table:table-row table:style-name="ro1">
          <table:table-cell office:value-type="string" calcext:value-type="string">
            <text:p>16.11.21, 03:17</text:p>
          </table:table-cell>
          <table:table-cell/>
          <table:table-cell table:style-name="ce4" office:value-type="string" calcext:value-type="string">
            <text:p>Zustimmend</text:p>
          </table:table-cell>
          <table:table-cell table:style-name="ce9" office:value-type="string" calcext:value-type="string">
            <text:p>Ablehnend</text:p>
          </table:table-cell>
          <table:table-cell table:style-name="ce8" office:value-type="string" calcext:value-type="string">
            <text:p>Bezug Faktencheck</text:p>
          </table:table-cell>
          <table:table-cell table:style-name="ce12" office:value-type="string" calcext:value-type="string">
            <text:p>Neutral / nicht eindeutig zuweisbar</text:p>
          </table:table-cell>
          <table:table-cell table:style-name="ce8" office:value-type="string" calcext:value-type="string">
            <text:p>Freund(e) markiert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dpa: XX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414 Reacts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25 Kommentare 403 Mal geteilt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Reacts innerhalb der Kommentare: 120</text:p>
          </table:table-cell>
          <table:table-cell table:number-columns-repeated="7"/>
        </table:table-row>
        <table:table-row table:style-name="ro1">
          <table:table-cell table:formula="of:=SUM([.A31:.A100000])" office:value-type="float" office:value="120" calcext:value-type="float">
            <text:p>120</text:p>
          </table:table-cell>
          <table:table-cell table:number-columns-repeated="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office:value-type="string" calcext:value-type="string">
            <text:p>Eine Studie aus den USA weist nach: So gut wie niemand stirbt am Coronavirus, wenn nicht Vor- od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ebenerkrankungen vorliegen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UNZENSURIERT.AT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  <table:table-cell/>
        </table:table-row>
        <table:table-row table:style-name="ro1">
          <table:table-cell table:number-columns-repeated="2"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  <table:table-cell/>
        </table:table-row>
        <table:table-row table:style-name="ro1">
          <table:table-cell office:value-type="string" calcext:value-type="string">
            <text:p>Alarmismus der "Kronen Zeitung" fällt in sich zusammen: Nur 6 Prozent der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  <table:table-cell/>
        </table:table-row>
        <table:table-row table:style-name="ro1">
          <table:table-cell office:value-type="string" calcext:value-type="string">
            <text:p>"Corona-Toten" hatten nur Covid-19 - Unzensuriert</text:p>
          </table:table-cell>
          <table:table-cell/>
          <table:table-cell table:style-name="ce6"/>
          <table:table-cell table:style-name="ce11"/>
          <table:table-cell table:style-name="Default"/>
          <table:table-cell table:style-name="ce14"/>
          <table:table-cell table:style-name="Default"/>
          <table:table-cell table:style-name="ce7"/>
        </table:table-row>
        <table:table-row table:style-name="ro1">
          <table:table-cell table:number-columns-repeated="7"/>
          <table:table-cell table:style-name="ce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6"/>
          <table:table-cell table:style-name="ce7"/>
        </table:table-row>
        <table:table-row table:style-name="ro1">
          <table:table-cell table:number-columns-repeated="7"/>
          <table:table-cell table:style-name="ce7"/>
        </table:table-row>
        <table:table-row table:style-name="ro1">
          <table:table-cell office:value-type="string" calcext:value-type="string">
            <text:p>Kommenta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EITERE INFO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eil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03 Mal geteil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lfgang Thaler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ar ja klar.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efan Hofman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nschen die selbst denken können, wissen das schon länger.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malia Lasnik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efan Hofmann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ünther Fritsch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efan Hofmann so is es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J h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 fäll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 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 h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m.facebook.com/unzensuriert/posts/1015855359845371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/6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03:17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unzensuriert.at - Eine Studie aus den USA weist nach: So gut wie... | Facebook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ohannes Pensold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arin Rienzn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efan Hofmann genau so ist es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rnst Enzenberg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nteressant dieser Beitrag.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briela Andre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rnst Enzenberger da gibts noch mehr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briela Andre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rnst Enzenberger NUN IST ES OFFIZIELL! DER PCR-TEST TAUGT NICHTS!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eser Test ist die Grundlage für den Lockdown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ejenigen die behaupteten, dass der PCR Test keine Infizierten nachweisen kann, galten al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schwörungstheoretiker. Das Schweizer BAG (Bundesamt für Gesundheit) hat es nu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stätigt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 Schweizerisches BAG bestätigt offiziell Das Schweizerische Bundesamt für Gesundheit BAG hat ein Merkblatt zum Thema COVID19 Testung herausgegeb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 diesem Merkblatt findet sich unter PCR-Tests folgender Satz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"Der Nachweis der Nukleinsäure gibt jedoch keinen Rückschluss auf das Vorhandense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ines infektiösen Erregers.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(zu finden unter Testsysteme &gt; PCR/NAT, Seite 2, Link unten)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es ist eine offizielle Bestätigung, dass der PCR-Test allenfalls ein Fragment eines Viru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chweist, jedoch keinen Beleg darstellt, dass hier ein infektiöser Erreger vorhanden oder di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rson überhaupt ansteckend is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s ist für die meisten Mitleser hier nicht neu, wir haben das schon eine Weile immer wied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skutiert. Neu ist, dass dies in einem offiziellen behördlichen Dokument glasklar bestätigt is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 Warum ist das aber bedeutsam? Wie Ihr wisst, wird seit Beginn der Krise das Vorhandensein des Virus durch eben dies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CR-Test "nachgewiesen". Es gibt verschiedene Varianten, das ist richtig, aber das Prinzip is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bei immer das selbe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m.facebook.com/unzensuriert/posts/1015855359845371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2/6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03:17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unzensuriert.at - Eine Studie aus den USA weist nach: So gut wie... | Facebook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bei immer das selbe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sonders jetzt, wo diese Tests anzahlmässig nach oben schiessen, Urlaubsrückkehrer a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lughafen getestet werden, Bayern auf hundertausende die Woche hochfahren will und m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mit versucht, eine zweite Welle darzustellen sind diese PCR-Tests im besonderen Zentru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s öffentlichen Interesses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in positiver Test bedeutet, dass man die Nukleinsäure nachgewiesen hat, also e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gment, das möglicherweise dem Virus zugeordnet werden kann. Aber das bedeutet nicht,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ss man infiziert ist. Oder krank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rotzdem wird DIESES Testergebnis verwendet für Massnahmen wie Quarantäne/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eiheitsentzug, Isolation von Pflegeheimbewohnern und in der weiteren Folge fü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askenpflicht, jetzt auch bei Kindern im Unterricht, für Grundrechtseinschränkungen, kurz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LES, was viele von uns als unverhältnismässige Massnahmen anseh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LES wird an diesem Test festgemach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in positives Testergebnis erscheint im RKI-Dashboard als "COVID-19-Fall" und wird ähnli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m Stille-Post-Prinzip dann in den Medien als Infizierte oder Erkrankte kolportiert, w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ermit nachgewiesenermassen falsch dargestellt wird. Ebenso falsch ist die Begriffsbezei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ung "Covid-19-Genesene" im RKI-Dashboard, weil diese ja nicht als erkrankt nachgewies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in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Ähnlich verhält es sich natürlich auch mit den "Covid-19-Toten"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gesehen von dem Irrsinn, einen offensichlichen Tod wie ein Verkehrsunfall trotzdem al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vid-19-Toten zu werten, wenn ein PCR-Test positiv ausgefallen ist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bgesehen von dem Irrsinn, dass dieser Tests Monate zurückliegen darf und ma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zwischen negative Tests hatte und trotzdem gezählt wird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deutet das, dass bei den Stand heute 9.232 registrierten Covid-19-Todesfällen nie ein Viru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ch eine Infektion nachgewiesen wurde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d sofern keine Erkrankung damit in der Krankenakte plausibel erklärt ist, aufgrund v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mptomen oder dedizierter Behandlung, bedeutet das, dass abgesehen von den wenig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bduzierten Fällen der 9.232 Verstorbenen überhaupt keine wissenschaftlichen Belege fü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ese Zählung vorhanden sind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ine rückwirkende ehrliche Betrachtung der Fälle dürfte eine massive Korrektur nach unt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ur Folge haben, mehr noch, wenn man ehrlich die ganzen Behandlungsfehler, vor allem bi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pril herausrechnen würde. Leider wird dies kaum möglich sein nachzuvollziehen, da vie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weismittel beseitigt wurd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s Beispiel dienen die "Bergamo-Toten", die ja alle öffentlichkeitswirksam mit Militär-LKW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n wenigen Krematorien im Land zugeführt wurden. Die betraf meiner Kenntnis nach alle al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fiziert geltende Personen, die dort verstarb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 FAZIT Dieser Virus, sofern man ihn denn endlich einmal isoliert und sauber wissenschaftlic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chgewiesen hat, ist kein Killervirus, die Massnahmen sind überzogen und ungerechtfertig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d sofort aufzuheb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ie teuere Praxis dieser PCR-Tests auf Kosten der Steuerzahler ist irreführend, nich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zweckmässig und sollte ebenfalls umgehend gestoppt werd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QUELLE: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G/Swissmedi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chzulesen auf Seite 2 unter dem Abschnitt "PCR/NAT"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"PCR/N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ttps://m.facebook.com/unzensuriert/posts/1015855359845371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3/6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03:17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unzensuriert.at - Eine Studie aus den USA weist nach: So gut wie... | Facebook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ie PCR (Polymerase-Kettenreaktion) ist eine NAT (Nucleic Acid Amplification Technology)Methode, der modernen Molekularbiologie um in einer Probe vorhandene Nukleinsäure (RN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der DNA) in vitro zu vervielfältigen und danach mit geeigneten Detektionssystem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achzuweisen. Der Nachweis der Nukleinsäure gibt jedoch keinen Rückschluss auf da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orhandensein eines infektiösen Erregers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Uschi Lang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a das hört man doch immer - wo sind dann die kontrollen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ichaël Guyard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Uschi Lang Kontrollen wären zweckmässiger Weise gemacht worden, wenn Obduktion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ystematisch gemacht wären hätten bei allen Leichen, die als COVID-19 erstorb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ingetragen wurden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s war nicht der Fall, und die wirklichen Gründe des Sterbens bleiben insofern mindesten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ungeklärt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VID-19 ? Lungenembolie ? Hertzinfarkt ? Oder Oder ?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as soll das alles heissen ?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Jörg Mombau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s ist auch so ein Ding. In Deutschland haben Pathologen vor kurzem irgendwie so 150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RS-CoV-2 - Verstorbende untersucht und danach seien so etwa 75 % glaube ich am Viru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erstorben. Der Hamburger Pathologe kam ganz zu Anfang auch zu einem andere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rgebnis. Das Virus hat am Ende doch nur das Fass zum Überlaufen gebracht. Wenn man 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r Berichterstattung sagen würde: Die Personen sind aus den und den Gründen an oder mi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em Virus verstorben, entspräche das der Wahrheit und die Aufregung wäre nicht da. Ab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as ist ja politisch nicht gewollt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p-Fa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ter Hegenberger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Beatrice Hade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iderliches Schundlblatt. Seit Benko Einstieg noch schlimmer .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m.facebook.com/unzensuriert/posts/1015855359845371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4/6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03:17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unzensuriert.at - Eine Studie aus den USA weist nach: So gut wie... | Facebook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tlaw Atip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USA u Trumpstudien sind zum Sch ....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 Antwor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inni Ha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dia3.giphy.com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dia3.giphy.c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hristian Breitfuß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homas Kammerlander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Werner Glawischnig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as sagt einem schon der Hausverstand, wenn man Die Corona-Hyper aufmerksam verfolg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t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rtin Merten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orrekt !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dreas Dungl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ist sie haben un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Claudia Rio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Und trotzdem machen unsere Politiker weiter und gängeln uns, denn ihrr Macht geben sie nicht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ichael Hirschman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anz was neues</text:p>
          </table:table-cell>
          <table:table-cell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ia3.giphy.c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ia3.giphy.com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rkus Baro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rene Baron haben wir immer schon gesagt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aria Rudlof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Ich kann mit meinen Erkrankungen noch lange leben wenn ich aber an corona erkrankk besteh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Gefahr jetzt zu sterben! Also was nun? Ich sterbe an corona!!!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m.facebook.com/unzensuriert/posts/1015855359845371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5/6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16.11.21, 03:17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unzensuriert.at - Eine Studie aus den USA weist nach: So gut wie... | Facebook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Elisa Beth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Und weil man Vorerkrankungen hat, hat man es verdient (um Jahre früher) zu sterben oder ist es e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gal? Super Einstellung...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 Ja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efällt mi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ntwor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Mehr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Kommentieren ...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m.facebook.com/unzensuriert/posts/1015855359845371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osten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6/6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/>
          </table:table-cell>
          <table:table-cell/>
          <table:table-cell table:style-name="ce7" table:formula="of:=COUNTIF([.C$1:.C$1048576];&quot;X&quot;)" office:value-type="float" office:value="15" calcext:value-type="float">
            <text:p>15</text:p>
          </table:table-cell>
          <table:table-cell table:style-name="ce7" table:formula="of:=COUNTIF([.D$1:.D$1048576];&quot;X&quot;)" office:value-type="float" office:value="2" calcext:value-type="float">
            <text:p>2</text:p>
          </table:table-cell>
          <table:table-cell table:formula="of:=COUNTIF([.E$1:.E$1048576];&quot;X&quot;)" office:value-type="float" office:value="0" calcext:value-type="float">
            <text:p>0</text:p>
          </table:table-cell>
          <table:table-cell table:style-name="ce7" table:formula="of:=COUNTIF([.F$1:.F$1048576];&quot;X&quot;)" office:value-type="float" office:value="8" calcext:value-type="float">
            <text:p>8</text:p>
          </table:table-cell>
          <table:table-cell table:formula="of:=COUNTIF([.G$1:.G$1048576];&quot;X&quot;)"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2"/>
          <table:table-cell table:number-columns-repeated="5" table:style-name="ce8" office:value-type="string" calcext:value-type="string">
            <text:p>Summe</text:p>
          </table:table-cell>
          <table:table-cell/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formula="of:=SUM(;[.C490];[.D490];[.F490])"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2"/>
          <table:table-cell table:style-name="ce7" table:number-columns-repeated="2"/>
          <table:table-cell/>
          <table:table-cell table:style-name="ce7"/>
          <table:table-cell table:style-name="ce8" office:value-type="string" calcext:value-type="string">
            <text:p>Gesamt</text:p>
          </table:table-cell>
          <table:table-cell/>
        </table:table-row>
        <table:table-row table:style-name="ro1" table:number-rows-repeated="104808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7">00.00.0000</text:date>, <text:time style:data-style-name="N2" text:time-value="04:16:02.834003858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1-27T04:25:06.343087626</dc:date>
    <meta:editing-duration>PT3M41S</meta:editing-duration>
    <meta:editing-cycles>5</meta:editing-cycles>
    <meta:document-statistic meta:table-count="1" meta:cell-count="346" meta:object-count="0"/>
  </office:meta>
</office:document-meta>
</file>